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paragraph-properties fo:text-align="center" style:justify-single-word="false"/>
      <style:text-properties fo:font-size="11pt" style:font-size-asian="11pt"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9"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2"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6" style:family="paragraph" style:parent-style-name="Text_20_body_20_indent">
      <style:text-properties style:font-name="Times New Roman" fo:font-size="7pt" fo:font-weight="normal" style:font-size-asian="7pt" style:font-weight-asian="normal" style:font-size-complex="7pt"/>
    </style:style>
    <style:style style:name="P37" style:family="paragraph" style:parent-style-name="Text_20_body_20_indent">
      <style:text-properties style:font-name="Times New Roman" fo:font-size="8pt" fo:font-weight="normal" style:font-size-asian="8pt" style:font-weight-asian="normal" style:font-size-complex="8pt"/>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0"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41" style:family="paragraph" style:parent-style-name="Heading_20_1">
      <style:text-properties style:font-name="Times New Roman" fo:font-size="8pt" style:font-size-asian="8pt" style:font-name-complex="Times New Roman" style:font-size-complex="8pt"/>
    </style:style>
    <style:style style:name="P4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43" style:family="paragraph" style:parent-style-name="Standard">
      <style:paragraph-properties fo:text-align="center" style:justify-single-word="false"/>
      <style:text-properties fo:font-size="10.5pt" style:font-size-asian="10.5pt" style:font-size-complex="10.5pt"/>
    </style:style>
    <style:style style:name="P44" style:family="paragraph" style:parent-style-name="Standard">
      <style:paragraph-properties fo:text-align="center" style:justify-single-word="false" style:snap-to-layout-grid="false"/>
      <style:text-properties fo:font-size="10.5pt" style:font-size-asian="10.5pt" style:font-size-complex="10.5pt"/>
    </style:style>
    <style:style style:name="P45" style:family="paragraph" style:parent-style-name="Standard">
      <style:paragraph-properties fo:margin-left="0cm" fo:margin-right="0cm" fo:text-align="justify" style:justify-single-word="false" fo:orphans="2" fo:widows="2" fo:text-indent="1.251cm" style:auto-text-indent="false"/>
    </style:style>
    <style:style style:name="P46"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47"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99" style:font-size-asian="10.5pt" style:font-size-complex="10.5pt"/>
    </style:style>
    <style:style style:name="P49"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0.5pt" fo:background-color="#ffcc00"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66" style:font-size-asian="10.5pt" style:font-size-complex="10.5pt"/>
    </style:style>
    <style:style style:name="P51"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2"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fo:font-size="10.5pt" style:font-size-asian="10.5pt" style:font-size-complex="10.5pt"/>
    </style:style>
    <style:style style:name="P53"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style:font-size-asian="10.5pt" style:font-size-complex="10.5pt"/>
    </style:style>
    <style:style style:name="P54"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fo:background-color="#ffff66" style:font-size-asian="10.5pt" style:font-size-complex="10.5pt"/>
    </style:style>
    <style:style style:name="P55"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56"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0.5pt" fo:background-color="#ffcc00" style:font-size-asian="10.5pt" style:font-size-complex="10.5pt"/>
    </style:style>
    <style:style style:name="P57"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color="#000000" style:font-name="Times New Roman" fo:font-size="8pt" fo:font-weight="bold" style:font-size-asian="8pt" style:font-weight-asian="bold" style:font-size-complex="8pt" style:font-weight-complex="bold"/>
    </style:style>
    <style:style style:name="T3" style:family="text">
      <style:text-properties fo:color="#000000" style:font-name="Times New Roman" fo:font-weight="bold"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fo:font-size="10.5pt" fo:font-style="italic" fo:font-weight="bold" style:font-size-asian="10.5pt" style:font-style-asian="italic" style:font-weight-asian="bold" style:font-size-complex="10.5pt"/>
    </style:style>
    <style:style style:name="T12" style:family="text">
      <style:text-properties style:font-name="Times New Roman" fo:font-size="10.5pt" fo:font-style="italic" fo:font-weight="bold" fo:background-color="#ffff00" style:font-size-asian="10.5pt" style:font-style-asian="italic" style:font-weight-asian="bold" style:font-size-complex="10.5pt"/>
    </style:style>
    <style:style style:name="T13" style:family="text">
      <style:text-properties style:font-name="Times New Roman" fo:font-size="10.5pt" fo:font-style="italic" fo:font-weight="bold" fo:background-color="#ffff66" style:font-size-asian="10.5pt" style:font-style-asian="italic" style:font-weight-asian="bold" style:font-size-complex="10.5pt"/>
    </style:style>
    <style:style style:name="T14" style:family="text">
      <style:text-properties style:font-name="Times New Roman" fo:font-size="10.5pt" fo:font-style="italic" style:font-size-asian="10.5pt" style:font-style-asian="italic" style:font-size-complex="10.5pt" style:font-style-complex="italic"/>
    </style:style>
    <style:style style:name="T15" style:family="text">
      <style:text-properties style:font-name="Times New Roman" fo:font-size="10.5pt" fo:font-style="italic" fo:background-color="#ffff66" style:font-size-asian="10.5pt" style:font-style-asian="italic" style:font-size-complex="10.5pt" style:font-style-complex="italic"/>
    </style:style>
    <style:style style:name="T16" style:family="text">
      <style:text-properties style:font-name="Times New Roman" fo:font-size="10.5pt" fo:background-color="#ffff66" style:font-size-asian="10.5pt" style:font-size-complex="10.5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background-color="#ffff00" style:font-size-asian="12pt" style:font-size-complex="12pt"/>
    </style:style>
    <style:style style:name="T19" style:family="text">
      <style:text-properties style:font-name="Times New Roman" fo:background-color="#ffff00"/>
    </style:style>
    <style:style style:name="T20" style:family="text">
      <style:text-properties style:font-name="Times New Roman" fo:font-style="italic" fo:font-weight="bold" style:font-style-asian="italic" style:font-weight-asian="bold"/>
    </style:style>
    <style:style style:name="T21" style:family="text">
      <style:text-properties style:font-name="Times New Roman" fo:font-style="italic" fo:font-weight="bold" fo:background-color="#ffff00" style:font-style-asian="italic" style:font-weight-asian="bold"/>
    </style:style>
    <style:style style:name="T22" style:family="text">
      <style:text-properties style:font-name="Times New Roman" fo:font-style="italic" style:font-style-asian="italic" style:font-style-complex="italic"/>
    </style:style>
    <style:style style:name="T23" style:family="text">
      <style:text-properties style:font-name="Times New Roman" fo:font-weight="normal" fo:background-color="#ffcc00" style:font-weight-asian="normal" style:font-weight-complex="normal"/>
    </style:style>
    <style:style style:name="T24" style:family="text">
      <style:text-properties style:font-name="Times New Roman" fo:font-weight="normal" fo:background-color="transparent" style:font-weight-asian="normal" style:font-weight-complex="normal"/>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fo:background-color="#ffff66" style:font-weight-asian="normal" style:font-weight-complex="normal"/>
    </style:style>
    <style:style style:name="T27" style:family="text">
      <style:text-properties style:font-name="Times New Roman" fo:font-style="normal" fo:font-weight="normal" fo:background-color="#ffcc00" style:font-style-asian="normal" style:font-weight-asian="normal" style:font-style-complex="normal" style:font-weight-complex="normal"/>
    </style:style>
    <style:style style:name="T28" style:family="text">
      <style:text-properties style:font-name="Times New Roman" fo:font-style="normal" fo:font-weight="normal" fo:background-color="transparent" style:font-style-asian="normal" style:font-weight-asian="normal" style:font-style-complex="normal" style:font-weight-complex="normal"/>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fo:font-weight="normal" fo:background-color="#ffff66" style:font-style-asian="normal" style:font-weight-asian="normal" style:font-style-complex="normal" style:font-weight-complex="normal"/>
    </style:style>
    <style:style style:name="T31" style:family="text">
      <style:text-properties fo:color="#ff0000" style:font-name="Times New Roman" fo:font-size="10.5pt" style:font-size-asian="10.5pt" style:font-size-complex="10.5pt"/>
    </style:style>
    <style:style style:name="T32" style:family="text">
      <style:text-properties fo:font-style="normal" style:font-style-asian="normal" style:font-style-complex="normal"/>
    </style:style>
    <style:style style:name="T33" style:family="text">
      <style:text-properties fo:font-style="normal" style:font-style-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ize="11pt" fo:font-style="normal" style:font-size-asian="11pt" style:font-style-asian="normal" style:font-size-complex="11pt" style:font-style-complex="normal"/>
    </style:style>
    <style:style style:name="T36" style:family="text">
      <style:text-properties fo:font-weight="bold" style:font-weight-asian="bold" style:font-weight-complex="bold"/>
    </style:style>
    <style:style style:name="T37" style:family="text">
      <style:text-properties fo:font-weight="bold" fo:background-color="#ffff66" style:font-weight-asian="bold" style:font-weight-complex="bold"/>
    </style:style>
    <style:style style:name="T38" style:family="text">
      <style:text-properties fo:font-size="10.5pt" style:font-size-asian="10.5pt" style:font-size-complex="10.5pt"/>
    </style:style>
    <style:style style:name="T39" style:family="text">
      <style:text-properties fo:font-size="10.5pt" fo:font-style="normal" fo:font-weight="bold" style:font-size-asian="10.5pt" style:font-style-asian="normal" style:font-weight-asian="bold" style:font-size-complex="10.5pt" style:font-style-complex="normal" style:font-weight-complex="bold"/>
    </style:style>
    <style:style style:name="T40" style:family="text">
      <style:text-properties fo:font-size="10.5pt" fo:font-style="normal" style:font-size-asian="10.5pt" style:font-style-asian="normal" style:font-size-complex="10.5pt" style:font-style-complex="normal"/>
    </style:style>
    <style:style style:name="T41" style:family="text">
      <style:text-properties fo:font-size="10.5pt" fo:font-style="normal" style:font-size-asian="10.5pt" style:font-style-asian="normal" style:font-size-complex="10.5pt" style:font-style-complex="normal" style:font-weight-complex="normal"/>
    </style:style>
    <style:style style:name="T42"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43" style:family="text">
      <style:text-properties fo:font-size="10.5pt" fo:font-weight="normal" style:font-size-asian="10.5pt" style:font-weight-asian="normal" style:font-size-complex="10.5pt" style:font-weight-complex="normal"/>
    </style:style>
    <style:style style:name="T44" style:family="text">
      <style:text-properties fo:font-size="10.5pt" fo:font-weight="bold" style:font-size-asian="10.5pt" style:font-weight-asian="bold" style:font-size-complex="10.5pt" style:font-weight-complex="bold"/>
    </style:style>
    <style:style style:name="T45" style:family="text">
      <style:text-properties fo:font-size="8pt" fo:font-style="italic" style:font-size-asian="8pt" style:font-style-asian="italic"/>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7"><text:span text:style-name="Car._20_predefinito_20_paragrafo"><text:span text:style-name="T9">[progettisti.cap] [progettisti.comune] ([progettisti.prov])</text:span></text:span></text:p>
            <text:p text:style-name="P17"><text:span text:style-name="Car._20_predefinito_20_paragrafo"><text:span text:style-name="T9">[progettisti.pec]</text:span></text:span></text:p>
            <text:p text:style-name="P17"><text:span text:style-name="Car._20_predefinito_20_paragrafo"><text:span text:style-name="T9"/></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42"><text:span text:style-name="Car._20_predefinito_20_paragrafo"><text:span text:style-name="T40">[tipo_pratica] richiesto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41">Comunicazione di avvio procedimento volto all'emanazione del provvedimento di diniego.</text:span></text:span></text:p>
          </table:table-cell>
        </table:table-row>
      </table:table>
      <text:p text:style-name="P47"/>
      <text:p text:style-name="P49">IN CASO DI SANATORIA NON INTEGRATA NEI TERMINI</text:p>
      <text:p text:style-name="P49"/>
      <text:p text:style-name="P49">In riferimento all'istanza di cui all’oggetto si comunica che a tutt'oggi non è stato prodotto <text:s/>quanto richiesto con la nota prot. n. …... del ….......</text:p>
      <text:p text:style-name="P55"><text:span text:style-name="T38">Ciò premesso, considerato il decorso del termine di 30 giorni fissato dalla sopracitata nota per trasmettere quanto richiesto e stante la necessità di definire il procedimento, si comunica, ai sensi dell’art. 10 bis della L. 241/90, l’avvio del procedimento volto all’emanazione del provvedimento di diniego della sanatoria richiesta</text:span><text:span text:style-name="T43"> con istanza prot. n. </text:span><text:span text:style-name="Car._20_predefinito_20_paragrafo"><text:span text:style-name="T42">[protocollo] </text:span></text:span><text:span text:style-name="T43"><text:s text:c="2"/>del <text:s/></text:span><text:span text:style-name="Car._20_predefinito_20_paragrafo"><text:span text:style-name="T42">[data_presentazione].</text:span></text:span></text:p>
      <text:p text:style-name="P56">Pertanto è necessario provvedere in merito, nel termine di giorni 10 dal ricevimento della presente. dandone contestuale avviso all'ufficio scrivente.</text:p>
      <text:p text:style-name="P48"/>
      <text:p text:style-name="P50">IN CASO DI PARERE CONTRARIO DI COMMISSIONE EDILIZIA</text:p>
      <text:p text:style-name="P45"><text:span text:style-name="Car._20_predefinito_20_paragrafo"><text:span text:style-name="T16">Con riferimento alla sopra richiamata istanza, si comunica che la Commissione Edilizia, ha esaminato, nella seduta del [data_rilascio_ce], il progetto allegato all’istanza indicata in oggetto/ la richiesta di sanatoria in oggetto esprimendo il seguente parere “</text:span></text:span><text:span text:style-name="Car._20_predefinito_20_paragrafo"><text:span text:style-name="T13"> contrario</text:span></text:span><text:span text:style-name="Car._20_predefinito_20_paragrafo"><text:span text:style-name="T16"> </text:span></text:span><text:span text:style-name="Car._20_predefinito_20_paragrafo"><text:span text:style-name="T15">[prescrizioni_ce]</text:span></text:span><text:span text:style-name="Car._20_predefinito_20_paragrafo"><text:span text:style-name="T16">.”</text:span></text:span></text:p>
      <text:p text:style-name="P38"><text:span text:style-name="Car._20_predefinito_20_paragrafo"><text:span text:style-name="T16"/></text:span></text:p>
      <text:p text:style-name="P53"><text:span text:style-name="T37">Pertanto si comunica, ai sensi dell’art. 10bis della L. 241/90, l’avvio del procedimento volto all’emanazione del provvedimento di diniego della richiesta presentata con istanza </text:span><text:span text:style-name="T26">n. </text:span><text:span text:style-name="Car._20_predefinito_20_paragrafo"><text:span text:style-name="T30">[protocollo] </text:span></text:span><text:span text:style-name="T26"><text:s text:c="2"/>del <text:s/></text:span><text:span text:style-name="Car._20_predefinito_20_paragrafo"><text:span text:style-name="T30">[data_presentazione].</text:span></text:span></text:p>
      <text:p text:style-name="P54"><text:soft-page-break/>Entro il termine di 10 gg. dalla data di ricevimento della presente, potranno essere presentate per iscritto, osservazioni eventualmente corredate da documenti.</text:p>
      <text:p text:style-name="P51">La presente comunicazione interrompe i termini per la conclusione del procedimento.</text:p>
      <text:p text:style-name="P51">Il responsabile del procedimento è il Geom. Ivo Maffioli mentre <text:span text:style-name="T5">[istruttore_tecnico]</text:span> è l’istruttore tecnico.</text:p>
      <text:p text:style-name="P52">Distinti saluti.</text:p>
      <text:p text:style-name="P52"/>
      <table:table table:name="Tabella5" table:style-name="Tabella5">
        <table:table-column table:style-name="Tabella5.A"/>
        <table:table-column table:style-name="Tabella5.B"/>
        <table:table-row table:style-name="Tabella5.1">
          <table:table-cell table:style-name="Tabella5.A1" office:value-type="string">
            <text:p text:style-name="P43"/>
          </table:table-cell>
          <table:table-cell table:style-name="Tabella5.A1" office:value-type="string">
            <text:p text:style-name="P44"/>
          </table:table-cell>
        </table:table-row>
        <table:table-row table:style-name="Tabella5.1">
          <table:table-cell table:style-name="Tabella5.A1" office:value-type="string">
            <text:p text:style-name="P44"/>
          </table:table-cell>
          <table:table-cell table:style-name="Tabella5.A1" office:value-type="string">
            <text:p text:style-name="P43">Il Dirigente</text:p>
            <text:p text:style-name="P43">Arch. Giovanna Macario</text:p>
          </table:table-cell>
        </table:table-row>
      </table:table>
      <text:p text:style-name="P40"><text:span text:style-name="Car._20_predefinito_20_paragrafo"><text:span text:style-name="T1"/></text:span></text:p>
      <text:p text:style-name="P34"/>
      <text:p text:style-name="P57"/>
      <text:h text:style-name="P41"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35">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2"/>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29">Gli stessi dati possono altresì essere comunicati a privati o enti pubblici economici qualora ciò sia previsto da una norma di legge o di regolamento.</text:p>
      <text:p text:style-name="P37"/>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7"/>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7"/>
      <text:p text:style-name="P31">Titolari del trattamento.</text:p>
      <text:p text:style-name="P30"><text:span text:style-name="T6">Il Comune di Savona assume la qualifica </text:span><text:span text:style-name="T4">di titolare del trattamento dei dati personali</text:span><text:span text:style-name="T6">.</text:span></text:p>
      <text:p text:style-name="P29">Il responsabile del trattamento dei dati personali è il Direttore del Settore Pianificazione Territoriale Arch. Giovanna Macario.</text:p>
      <text:p text:style-name="P37"/>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1">Consenso.</text:p>
      <text:p text:style-name="P29">Il Comune di Savona, in quanto soggetto pubblico, non deve acquisire il consenso degli interessati per poter trattare i loro dati personali.</text:p>
      <text:p text:style-name="P3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8:18:16.95</dc:date>
    <meta:print-date>2013-02-20T09:35:00</meta:print-date>
    <meta:editing-cycles>27</meta:editing-cycles>
    <meta:editing-duration>PT2H27M3S</meta:editing-duration>
    <meta:generator>OpenOffice/4.1.0$Win32 OpenOffice.org_project/410m18$Build-9764</meta:generator>
    <meta:document-statistic meta:table-count="5" meta:image-count="1" meta:object-count="0" meta:page-count="2" meta:paragraph-count="76" meta:word-count="755" meta:character-count="5746"/>
  </office:meta>
</office:document-meta>
</file>